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7a19a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FO:</text:p>
          </table:table-cell>
          <table:table-cell table:style-name="ce14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competition k &lt; 10</text:p>
          </table:table-cell>
          <table:table-cell table:style-name="ce14" office:value-type="string" calcext:value-type="string" table:number-columns-spanned="7" table:number-rows-spanned="1">
            <text:p>set to 2??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BSCAN: </text:p>
            <text:p>Min_samples</text:p>
          </table:table-cell>
          <table:table-cell table:style-name="ce14" office:value-type="string" calcext:value-type="string" table:number-columns-spanned="7" table:number-rows-spanned="1">
            <text:p>when there are many data points (word occurrs often in corpus) it makes sense to set min_samples much higher</text:p>
            <text:p>when there are only very few, set it to a low number (maybe 2 or 3?) 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BSCAN:</text:p>
            <text:p>Epsilon</text:p>
          </table:table-cell>
          <table:table-cell table:style-name="ce14" office:value-type="string" calcext:value-type="string" table:number-columns-spanned="7" table:number-rows-spanned="1">
            <text:p>eps is difficult to set. Between 3 and 4.5 seems to be a reasonable choice,</text:p>
            <text:p>It looks like the more datapoints the lower eps has to be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8" table:number-rows-spanned="1">
            <text:p><text:span text:style-name="T1">get_k: artificial value for k = 0</text:span> – take value of k=1 and multiply with a number between 1.1 an 2.0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RESULTS:</text:p>
          </table:table-cell>
          <table:table-cell table:style-name="ce14" office:value-type="string" calcext:value-type="string" table:number-columns-spanned="7" table:number-rows-spanned="1">
            <text:p>Test all 16 target words and compare to the true answers for task 1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7" table:number-rows-spanned="1">
            <text:p>Also compare the Latin results to how many senses there are according to the # in the corpus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4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8" table:number-rows-spanned="1">
            <text:p>context embedding (excluding target word)</text:p>
          </table:table-cell>
          <table:covered-table-cell table:number-columns-repeated="2" table:style-name="ce7"/>
          <table:covered-table-cell table:number-columns-repeated="2"/>
          <table:covered-table-cell table:style-name="Default"/>
          <table:covered-table-cell table:number-columns-repeated="2"/>
          <table:table-cell table:style-name="ce1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21"/>
          <table:covered-table-cell/>
          <table:table-cell table:style-name="ce12" office:value-type="string" calcext:value-type="string" table:number-columns-spanned="4" table:number-rows-spanned="1">
            <text:p>threshold for sense change = 1</text:p>
          </table:table-cell>
          <table:covered-table-cell table:number-columns-repeated="2" table:style-name="ce2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 table:style-name="ce7"/>
        </table:table-row>
        <table:table-row table:style-name="ro1"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/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4"/>
        </table:table-row>
        <table:table-row table:style-name="ro3">
          <table:table-cell office:value-type="string" calcext:value-type="string">
            <text:p>min_samp = 2</text:p>
            <text:p>Eps = 2,5</text:p>
          </table:table-cell>
          <table:table-cell office:value-type="string" calcext:value-type="string">
            <text:p>Lat: pontifex</text:p>
            <text:p>Swe: första, blef</text:p>
            <text:p>Ger: </text:p>
          </table:table-cell>
          <table:table-cell office:value-type="string" calcext:value-type="string">
            <text:p>get_k: value for k=0:</text:p>
            <text:p>K[1] * 1.1</text:p>
          </table:table-cell>
          <table:table-cell table:style-name="ce9"/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9"/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9"/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9"/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9"/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9"/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2,5</text:p>
          </table:table-cell>
          <table:table-cell table:style-name="ce10"/>
          <table:table-cell office:value-type="string" calcext:value-type="string">
            <text:p>get_k: value for k=0:</text:p>
            <text:p>K[1] * 1.7</text:p>
          </table:table-cell>
          <table:table-cell table:style-name="ce9"/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9"/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9"/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9"/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.5</text:p>
          </table:table-cell>
          <table:table-cell table:number-columns-repeated="3"/>
          <table:table-cell office:value-type="string" calcext:value-type="string">
            <text:p>min_samp = 3</text:p>
            <text:p>Eps = 4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n_samp = 3</text:p>
            <text:p>Eps = 5</text:p>
          </table:table-cell>
          <table:table-cell table:number-columns-repeated="3"/>
          <table:table-cell office:value-type="string" calcext:value-type="string">
            <text:p>min_samp = 3</text:p>
            <text:p>Eps = 5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 table:number-columns-spanned="8" table:number-rows-spanned="1">
            <text:p>target word embedding</text:p>
          </table:table-cell>
          <table:covered-table-cell table:number-columns-repeated="2" table:style-name="ce7"/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21"/>
          <table:covered-table-cell/>
          <table:table-cell table:style-name="ce12" office:value-type="string" calcext:value-type="string" table:number-columns-spanned="4" table:number-rows-spanned="1">
            <text:p>threshold for sense change = 0</text:p>
          </table:table-cell>
          <table:covered-table-cell table:number-columns-repeated="2" table:style-name="ce21"/>
          <table:covered-table-cell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/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9"/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9"/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9"/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9"/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9"/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9"/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9"/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9"/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9"/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9"/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style-name="ce9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4.5</text:p>
          </table:table-cell>
          <table:table-cell table:number-columns-repeated="3"/>
          <table:table-cell office:value-type="string" calcext:value-type="string">
            <text:p>min_samp = 3</text:p>
            <text:p>Eps = 4.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n_samp = 3</text:p>
            <text:p>Eps = 5</text:p>
          </table:table-cell>
          <table:table-cell table:number-columns-repeated="3"/>
          <table:table-cell office:value-type="string" calcext:value-type="string">
            <text:p>min_samp = 3</text:p>
            <text:p>Eps = 5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8" office:value-type="string" calcext:value-type="string">
            <text:p>walk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Gott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necessarius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sorn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distance</text:p>
          </table:table-cell>
          <table:table-cell table:style-name="ce23" office:value-type="float" office:value="0" calcext:value-type="float">
            <text:p>0</text:p>
          </table:table-cell>
          <table:table-cell table:style-name="ce18" office:value-type="string" calcext:value-type="string">
            <text:p>und</text:p>
          </table:table-cell>
          <table:table-cell table:style-name="ce23" office:value-type="float" office:value="0" calcext:value-type="float">
            <text:p>0</text:p>
          </table:table-cell>
          <table:table-cell table:style-name="ce18" office:value-type="string" calcext:value-type="string">
            <text:p>nepos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äro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small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haben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pontifex</text:p>
          </table:table-cell>
          <table:table-cell table:style-name="ce23" office:value-type="float" office:value="0" calcext:value-type="float">
            <text:p>0</text:p>
          </table:table-cell>
          <table:table-cell table:style-name="ce18" office:value-type="string" calcext:value-type="string">
            <text:p>första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8" office:value-type="string" calcext:value-type="string">
            <text:p>god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ändern</text:p>
          </table:table-cell>
          <table:table-cell table:style-name="ce23" office:value-type="float" office:value="0" calcext:value-type="float">
            <text:p>0</text:p>
          </table:table-cell>
          <table:table-cell table:style-name="ce18" office:value-type="string" calcext:value-type="string">
            <text:p>virtus</text:p>
          </table:table-cell>
          <table:table-cell table:style-name="ce23" office:value-type="float" office:value="0" calcext:value-type="float">
            <text:p>0</text:p>
          </table:table-cell>
          <table:table-cell table:style-name="ce18" office:value-type="string" calcext:value-type="string">
            <text:p>blef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3"/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3"/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3"/>
          <table:table-cell table:number-columns-repeated="3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.00.0000</text:date>, <text:time style:data-style-name="N2" text:time-value="09:52:09.9986206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33:04.851879941</meta:creation-date>
    <dc:date>2020-01-30T10:29:14.189239594</dc:date>
    <meta:editing-duration>PT58M53S</meta:editing-duration>
    <meta:editing-cycles>10</meta:editing-cycles>
    <meta:generator>LibreOffice/6.0.7.3$Linux_X86_64 LibreOffice_project/00m0$Build-3</meta:generator>
    <meta:document-statistic meta:table-count="1" meta:cell-count="146" meta:object-count="0"/>
  </office:meta>
</office:document-meta>
</file>